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ng" table:style-name="ta1">
        <table:shapes>
          <draw:frame draw:z-index="0" draw:style-name="gr1" draw:text-style-name="P1" svg:width="6.2988in" svg:height="3.5429in" svg:x="17.7602in" svg:y="1.4161in">
            <draw:object draw:notify-on-update-of-ranges="Long.E10:Long.E29 Long.F9:Long.F9 Long.F10:Long.F29 Long.P9:Long.P9 Long.P10:Long.P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8606in" svg:height="6.1087in" svg:x="18.102in" svg:y="6.0303in">
            <draw:object draw:notify-on-update-of-ranges="Long.B38:Long.B38 Long.B39:Long.B58 Long.F38:Long.F38 Long.F39:Long.F58 Long.P38:Long.P38 Long.P39:Long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8614in" svg:height="6.1087in" svg:x="17.852in" svg:y="10.9866in">
            <draw:object draw:notify-on-update-of-ranges="Long.B68:Long.B87 Long.F67:Long.F67 Long.F68:Long.F87 Long.P67:Long.P67 Long.P68:Long.P8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7492in" svg:y="16.9303in">
            <draw:object draw:notify-on-update-of-ranges="Long.E97:Long.E116 Long.F96:Long.F96 Long.F97:Long.F116 Long.P96:Long.P96 Long.P97:Long.P1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7717in" svg:y="22.1315in">
            <draw:object draw:notify-on-update-of-ranges="Long.E126:Long.E145 Long.F125:Long.F125 Long.F126:Long.F145 Long.P125:Long.P125 Long.P126:Long.P1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9.6232in" svg:y="12.9024in">
            <draw:object draw:notify-on-update-of-ranges="Long.E68:Long.E87 Long.I67:Long.I67 Long.I68:Long.I87 Long.S67:Long.S67 Long.S68:Long.S8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4.1878in" svg:y="16.9429in">
            <draw:object draw:notify-on-update-of-ranges="Long.E97:Long.E116 Long.I96:Long.I96 Long.I97:Long.I116 Long.S96:Long.S96 Long.S97:Long.S1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4.2677in" svg:y="22.1697in">
            <draw:object draw:notify-on-update-of-ranges="Long.E126:Long.E145 Long.I125:Long.I125 Long.I126:Long.I145 Long.S125:Long.S125 Long.S126:Long.S14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Long</text:p>
          </table:table-cell>
          <table:table-cell table:number-columns-repeated="9"/>
          <table:table-cell table:style-name="ce1" office:value-type="string" calcext:value-type="string">
            <text:p>V4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ist_lwr_max</text:p>
          </table:table-cell>
          <table:table-cell table:number-columns-repeated="9"/>
          <table:table-cell office:value-type="string" calcext:value-type="string">
            <text:p>hist_lwr_max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308" calcext:value-type="float">
            <text:p>0.790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692" calcext:value-type="float">
            <text:p>0.635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615" calcext:value-type="float">
            <text:p>0.26861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6763" calcext:value-type="float">
            <text:p>0.326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87" calcext:value-type="float">
            <text:p>87</text:p>
          </table:table-cell>
          <table:table-cell office:value-type="float" office:value="0.133846" calcext:value-type="float">
            <text:p>0.13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lwr_placed</text:p>
          </table:table-cell>
          <table:table-cell table:number-columns-repeated="9"/>
          <table:table-cell office:value-type="string" calcext:value-type="string">
            <text:p>hist_lwr_placed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154" calcext:value-type="float">
            <text:p>0.790154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231" calcext:value-type="float">
            <text:p>0.635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996" calcext:value-type="float">
            <text:p>0.26899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7378" calcext:value-type="float">
            <text:p>0.327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93" calcext:value-type="float">
            <text:p>93</text:p>
          </table:table-cell>
          <table:table-cell office:value-type="float" office:value="0.143077" calcext:value-type="float">
            <text:p>0.14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edpl</text:p>
          </table:table-cell>
          <table:table-cell table:number-columns-repeated="9"/>
          <table:table-cell office:value-type="string" calcext:value-type="string">
            <text:p>hist_ed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566308" calcext:value-type="float">
            <text:p>0.00566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124892" calcext:value-type="float">
            <text:p>0.0124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950455" calcext:value-type="float">
            <text:p>0.0095045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16609" calcext:value-type="float">
            <text:p>0.016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3" calcext:value-type="float">
            <text:p>63</text:p>
          </table:table-cell>
          <table:table-cell office:value-type="float" office:value="0.0969231" calcext:value-type="float">
            <text:p>0.0969231</text:p>
          </table:table-cell>
          <table:table-cell office:value-type="float" office:value="511" calcext:value-type="float">
            <text:p>511</text:p>
          </table:table-cell>
          <table:table-cell office:value-type="float" office:value="0.786154" calcext:value-type="float">
            <text:p>0.786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9" calcext:value-type="float">
            <text:p>69</text:p>
          </table:table-cell>
          <table:table-cell office:value-type="float" office:value="0.106154" calcext:value-type="float">
            <text:p>0.106154</text:p>
          </table:table-cell>
          <table:table-cell office:value-type="float" office:value="359" calcext:value-type="float">
            <text:p>359</text:p>
          </table:table-cell>
          <table:table-cell office:value-type="float" office:value="0.552308" calcext:value-type="float">
            <text:p>0.55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55" calcext:value-type="float">
            <text:p>55</text:p>
          </table:table-cell>
          <table:table-cell office:value-type="float" office:value="0.0846154" calcext:value-type="float">
            <text:p>0.0846154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31" calcext:value-type="float">
            <text:p>31</text:p>
          </table:table-cell>
          <table:table-cell office:value-type="float" office:value="0.0476923" calcext:value-type="float">
            <text:p>0.0476923</text:p>
          </table:table-cell>
          <table:table-cell office:value-type="float" office:value="445" calcext:value-type="float">
            <text:p>445</text:p>
          </table:table-cell>
          <table:table-cell office:value-type="float" office:value="0.684615" calcext:value-type="float">
            <text:p>0.684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483" calcext:value-type="float">
            <text:p>483</text:p>
          </table:table-cell>
          <table:table-cell office:value-type="float" office:value="0.743077" calcext:value-type="float">
            <text:p>0.74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95" calcext:value-type="float">
            <text:p>595</text:p>
          </table:table-cell>
          <table:table-cell office:value-type="float" office:value="0.915385" calcext:value-type="float">
            <text:p>0.9153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497" calcext:value-type="float">
            <text:p>497</text:p>
          </table:table-cell>
          <table:table-cell office:value-type="float" office:value="0.764615" calcext:value-type="float">
            <text:p>0.764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16" calcext:value-type="float">
            <text:p>616</text:p>
          </table:table-cell>
          <table:table-cell office:value-type="float" office:value="0.947692" calcext:value-type="float">
            <text:p>0.94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1" calcext:value-type="float">
            <text:p>621</text:p>
          </table:table-cell>
          <table:table-cell office:value-type="float" office:value="0.955385" calcext:value-type="float">
            <text:p>0.955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47" calcext:value-type="float">
            <text:p>547</text:p>
          </table:table-cell>
          <table:table-cell office:value-type="float" office:value="0.841538" calcext:value-type="float">
            <text:p>0.84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30" calcext:value-type="float">
            <text:p>630</text:p>
          </table:table-cell>
          <table:table-cell office:value-type="float" office:value="0.969231" calcext:value-type="float">
            <text:p>0.9692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67" calcext:value-type="float">
            <text:p>567</text:p>
          </table:table-cell>
          <table:table-cell office:value-type="float" office:value="0.872308" calcext:value-type="float">
            <text:p>0.872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2" calcext:value-type="float">
            <text:p>632</text:p>
          </table:table-cell>
          <table:table-cell office:value-type="float" office:value="0.972308" calcext:value-type="float">
            <text:p>0.97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75" calcext:value-type="float">
            <text:p>57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4" calcext:value-type="float">
            <text:p>634</text:p>
          </table:table-cell>
          <table:table-cell office:value-type="float" office:value="0.975385" calcext:value-type="float">
            <text:p>0.9753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89" calcext:value-type="float">
            <text:p>589</text:p>
          </table:table-cell>
          <table:table-cell office:value-type="float" office:value="0.906154" calcext:value-type="float">
            <text:p>0.90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1" calcext:value-type="float">
            <text:p>641</text:p>
          </table:table-cell>
          <table:table-cell office:value-type="float" office:value="0.986154" calcext:value-type="float">
            <text:p>0.9861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00" calcext:value-type="float">
            <text:p>600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6" calcext:value-type="float">
            <text:p>606</text:p>
          </table:table-cell>
          <table:table-cell office:value-type="float" office:value="0.932308" calcext:value-type="float">
            <text:p>0.9323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bu</text:p>
          </table:table-cell>
          <table:table-cell table:number-columns-repeated="9"/>
          <table:table-cell office:value-type="string" calcext:value-type="string">
            <text:p>hist_wd_bu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124923" calcext:value-type="float">
            <text:p>0.000124923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00396769" calcext:value-type="float">
            <text:p>0.00039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0299182" calcext:value-type="float">
            <text:p>0.000299182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00663833" calcext:value-type="float">
            <text:p>0.000663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487" calcext:value-type="float">
            <text:p>487</text:p>
          </table:table-cell>
          <table:table-cell office:value-type="float" office:value="0.749231" calcext:value-type="float">
            <text:p>0.749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96" calcext:value-type="float">
            <text:p>496</text:p>
          </table:table-cell>
          <table:table-cell office:value-type="float" office:value="0.763077" calcext:value-type="float">
            <text:p>0.76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3" calcext:value-type="float">
            <text:p>623</text:p>
          </table:table-cell>
          <table:table-cell office:value-type="float" office:value="0.958462" calcext:value-type="float">
            <text:p>0.958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27" calcext:value-type="float">
            <text:p>527</text:p>
          </table:table-cell>
          <table:table-cell office:value-type="float" office:value="0.810769" calcext:value-type="float">
            <text:p>0.81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9" calcext:value-type="float">
            <text:p>629</text:p>
          </table:table-cell>
          <table:table-cell office:value-type="float" office:value="0.967692" calcext:value-type="float">
            <text:p>0.96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1" calcext:value-type="float">
            <text:p>631</text:p>
          </table:table-cell>
          <table:table-cell office:value-type="float" office:value="0.970769" calcext:value-type="float">
            <text:p>0.97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41" calcext:value-type="float">
            <text:p>541</text:p>
          </table:table-cell>
          <table:table-cell office:value-type="float" office:value="0.832308" calcext:value-type="float">
            <text:p>0.832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3" calcext:value-type="float">
            <text:p>633</text:p>
          </table:table-cell>
          <table:table-cell office:value-type="float" office:value="0.973846" calcext:value-type="float">
            <text:p>0.973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45" calcext:value-type="float">
            <text:p>545</text:p>
          </table:table-cell>
          <table:table-cell office:value-type="float" office:value="0.838462" calcext:value-type="float">
            <text:p>0.838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48" calcext:value-type="float">
            <text:p>548</text:p>
          </table:table-cell>
          <table:table-cell office:value-type="float" office:value="0.843077" calcext:value-type="float">
            <text:p>0.84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1" calcext:value-type="float">
            <text:p>551</text:p>
          </table:table-cell>
          <table:table-cell office:value-type="float" office:value="0.847692" calcext:value-type="float">
            <text:p>0.847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4" calcext:value-type="float">
            <text:p>554</text:p>
          </table:table-cell>
          <table:table-cell office:value-type="float" office:value="0.852308" calcext:value-type="float">
            <text:p>0.852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56" calcext:value-type="float">
            <text:p>556</text:p>
          </table:table-cell>
          <table:table-cell office:value-type="float" office:value="0.855385" calcext:value-type="float">
            <text:p>0.85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63" calcext:value-type="float">
            <text:p>563</text:p>
          </table:table-cell>
          <table:table-cell office:value-type="float" office:value="0.866154" calcext:value-type="float">
            <text:p>0.86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65" calcext:value-type="float">
            <text:p>565</text:p>
          </table:table-cell>
          <table:table-cell office:value-type="float" office:value="0.869231" calcext:value-type="float">
            <text:p>0.86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85" calcext:value-type="float">
            <text:p>85</text:p>
          </table:table-cell>
          <table:table-cell office:value-type="float" office:value="0.130769" calcext:value-type="float">
            <text:p>0.1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pl</text:p>
          </table:table-cell>
          <table:table-cell table:number-columns-repeated="9"/>
          <table:table-cell office:value-type="string" calcext:value-type="string">
            <text:p>hist_wd_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51446" calcext:value-type="float">
            <text:p>0.251446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468092" calcext:value-type="float">
            <text:p>0.468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341436" calcext:value-type="float">
            <text:p>0.34143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439101" calcext:value-type="float">
            <text:p>0.439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Long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table:number-columns-repeated="2" table:style-name="ce1" office:value-type="string" calcext:value-type="string">
            <text:p>V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398" calcext:value-type="float">
            <text:p>398</text:p>
          </table:table-cell>
          <table:table-cell office:value-type="float" office:value="0.612308" calcext:value-type="float">
            <text:p>0.6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255" calcext:value-type="float">
            <text:p>255</text:p>
          </table:table-cell>
          <table:table-cell office:value-type="float" office:value="0.392308" calcext:value-type="float">
            <text:p>0.39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426" calcext:value-type="float">
            <text:p>426</text:p>
          </table:table-cell>
          <table:table-cell office:value-type="float" office:value="0.655385" calcext:value-type="float">
            <text:p>0.65538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1" calcext:value-type="float">
            <text:p>271</text:p>
          </table:table-cell>
          <table:table-cell office:value-type="float" office:value="0.416923" calcext:value-type="float">
            <text:p>0.41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69" calcext:value-type="float">
            <text:p>469</text:p>
          </table:table-cell>
          <table:table-cell office:value-type="float" office:value="0.721538" calcext:value-type="float">
            <text:p>0.72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24" calcext:value-type="float">
            <text:p>324</text:p>
          </table:table-cell>
          <table:table-cell office:value-type="float" office:value="0.498462" calcext:value-type="float">
            <text:p>0.498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489" calcext:value-type="float">
            <text:p>489</text:p>
          </table:table-cell>
          <table:table-cell office:value-type="float" office:value="0.752308" calcext:value-type="float">
            <text:p>0.7523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43" calcext:value-type="float">
            <text:p>343</text:p>
          </table:table-cell>
          <table:table-cell office:value-type="float" office:value="0.527692" calcext:value-type="float">
            <text:p>0.527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507" calcext:value-type="float">
            <text:p>50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56" calcext:value-type="float">
            <text:p>356</text:p>
          </table:table-cell>
          <table:table-cell office:value-type="float" office:value="0.547692" calcext:value-type="float">
            <text:p>0.54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14" calcext:value-type="float">
            <text:p>514</text:p>
          </table:table-cell>
          <table:table-cell office:value-type="float" office:value="0.790769" calcext:value-type="float">
            <text:p>0.79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371" calcext:value-type="float">
            <text:p>371</text:p>
          </table:table-cell>
          <table:table-cell office:value-type="float" office:value="0.570769" calcext:value-type="float">
            <text:p>0.57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30" calcext:value-type="float">
            <text:p>530</text:p>
          </table:table-cell>
          <table:table-cell office:value-type="float" office:value="0.815385" calcext:value-type="float">
            <text:p>0.81538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394" calcext:value-type="float">
            <text:p>394</text:p>
          </table:table-cell>
          <table:table-cell office:value-type="float" office:value="0.606154" calcext:value-type="float">
            <text:p>0.60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40" calcext:value-type="float">
            <text:p>540</text:p>
          </table:table-cell>
          <table:table-cell office:value-type="float" office:value="0.830769" calcext:value-type="float">
            <text:p>0.830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44" calcext:value-type="float">
            <text:p>44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584" calcext:value-type="float">
            <text:p>584</text:p>
          </table:table-cell>
          <table:table-cell office:value-type="float" office:value="0.898462" calcext:value-type="float">
            <text:p>0.898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58" calcext:value-type="float">
            <text:p>58</text:p>
          </table:table-cell>
          <table:table-cell office:value-type="float" office:value="0.0892308" calcext:value-type="float">
            <text:p>0.0892308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9" calcext:value-type="float">
            <text:p>599</text:p>
          </table:table-cell>
          <table:table-cell office:value-type="float" office:value="0.921538" calcext:value-type="float">
            <text:p>0.92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502" calcext:value-type="float">
            <text:p>502</text:p>
          </table:table-cell>
          <table:table-cell office:value-type="float" office:value="0.772308" calcext:value-type="float">
            <text:p>0.772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2" calcext:value-type="float">
            <text:p>602</text:p>
          </table:table-cell>
          <table:table-cell office:value-type="float" office:value="0.926154" calcext:value-type="float">
            <text:p>0.926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10" calcext:value-type="float">
            <text:p>510</text:p>
          </table:table-cell>
          <table:table-cell office:value-type="float" office:value="0.784615" calcext:value-type="float">
            <text:p>0.7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15" calcext:value-type="float">
            <text:p>515</text:p>
          </table:table-cell>
          <table:table-cell office:value-type="float" office:value="0.792308" calcext:value-type="float">
            <text:p>0.792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5" calcext:value-type="float">
            <text:p>605</text:p>
          </table:table-cell>
          <table:table-cell office:value-type="float" office:value="0.930769" calcext:value-type="float">
            <text:p>0.93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7" calcext:value-type="float">
            <text:p>607</text:p>
          </table:table-cell>
          <table:table-cell office:value-type="float" office:value="0.933846" calcext:value-type="float">
            <text:p>0.9338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4" calcext:value-type="float">
            <text:p>524</text:p>
          </table:table-cell>
          <table:table-cell office:value-type="float" office:value="0.806154" calcext:value-type="float">
            <text:p>0.80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8" calcext:value-type="float">
            <text:p>528</text:p>
          </table:table-cell>
          <table:table-cell office:value-type="float" office:value="0.812308" calcext:value-type="float">
            <text:p>0.812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122" calcext:value-type="float">
            <text:p>122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23:14:11.443484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7-12T14:40:03.054906454</meta:creation-date>
    <dc:date>2018-07-16T23:14:53.562515203</dc:date>
    <dc:creator>Lucas Czech</dc:creator>
    <meta:editing-duration>PT7M59S</meta:editing-duration>
    <meta:editing-cycles>8</meta:editing-cycles>
    <meta:generator>LibreOffice/4.2.8.2$Linux_X86_64 LibreOffice_project/420m0$Build-2</meta:generator>
    <meta:document-statistic meta:table-count="1" meta:cell-count="19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51cm" svg:y="0.315cm" chart:style-name="ch2">
          <text:p>LWR of most probable placement</text:p>
        </chart:title>
        <chart:legend chart:legend-position="end" svg:x="14.398cm" svg:y="3.925cm" style:legend-expansion="high" chart:style-name="ch3"/>
        <chart:plot-area chart:style-name="ch4" table:cell-range-address="Long.E10:Long.F29 Long.F9:Long.F9 Long.P9:Long.P29" chart:data-source-has-labels="both" svg:x="0.32cm" svg:y="1.316cm" svg:width="13.758cm" svg:height="7.504cm">
          <chartooo:coordinate-region svg:x="1.206cm" svg:y="1.529cm" svg:width="12.872cm" svg:height="6.014cm"/>
          <chart:axis chart:dimension="x" chart:name="primary-x" chart:style-name="ch5" chartooo:axis-type="auto">
            <chartooo:date-scale/>
            <chart:categories table:cell-range-address="Long.E10:Long.E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0:Long.F29" chart:label-cell-address="Long.F9:Long.F9" chart:class="chart:bar">
            <chart:data-point chart:repeated="20"/>
          </chart:series>
          <chart:series chart:style-name="ch9" chart:values-cell-range-address="Long.P10:Long.P29" chart:label-cell-address="Long.P9:Long.P9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9:Long.F9</svg:desc>
                </draw:g>
              </table:table-cell>
              <table:table-cell office:value-type="string">
                <text:p>V4</text:p>
                <draw:g>
                  <svg:desc>Long.P9:Long.P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0:Long.E29</svg:desc>
                </draw:g>
              </table:table-cell>
              <table:table-cell office:value-type="float" office:value="0">
                <text:p>0</text:p>
                <draw:g>
                  <svg:desc>Long.F10:Long.F29</svg:desc>
                </draw:g>
              </table:table-cell>
              <table:table-cell office:value-type="float" office:value="9">
                <text:p>9</text:p>
                <draw:g>
                  <svg:desc>Long.P10:Long.P29</svg:desc>
                </draw:g>
              </table:table-cell>
            </table:table-row>
            <table:table-row>
              <table:table-cell office:value-type="string">
                <text:p>&gt;= 0.0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 0.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&gt;= 0.1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 0.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&gt;= 0.3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4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= 0.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5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7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 0.8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95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87cm" svg:height="15.517cm" xlink:href=".." xlink:type="simple" chart:class="chart:bar" chart:style-name="ch1">
        <chart:title svg:x="11.79cm" svg:y="0.445cm" chart:style-name="ch2">
          <text:p>LWR of placed read</text:p>
        </chart:title>
        <chart:legend chart:legend-position="end" svg:x="25.985cm" svg:y="7.183cm" style:legend-expansion="high" chart:style-name="ch3"/>
        <chart:plot-area chart:style-name="ch4" table:cell-range-address="Long.B38:Long.B58 Long.F38:Long.F58 Long.P38:Long.P58" chart:data-source-has-labels="both" svg:x="0.551cm" svg:y="1.576cm" svg:width="24.883cm" svg:height="13.631cm">
          <chartooo:coordinate-region svg:x="1.437cm" svg:y="1.789cm" svg:width="23.997cm" svg:height="11.535cm"/>
          <chart:axis chart:dimension="x" chart:name="primary-x" chart:style-name="ch5" chartooo:axis-type="auto">
            <chartooo:date-scale/>
            <chart:categories table:cell-range-address="Long.B39:Long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39:Long.F58" chart:label-cell-address="Long.F38:Long.F38" chart:class="chart:bar">
            <chart:data-point chart:repeated="20"/>
          </chart:series>
          <chart:series chart:style-name="ch9" chart:values-cell-range-address="Long.P39:Long.P58" chart:label-cell-address="Long.P38:Long.P38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38:Long.F38</svg:desc>
                </draw:g>
              </table:table-cell>
              <table:table-cell office:value-type="string">
                <text:p>V4</text:p>
                <draw:g>
                  <svg:desc>Long.P38:Long.P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05)</text:p>
                <draw:g>
                  <svg:desc>Long.B39:Long.B58</svg:desc>
                </draw:g>
              </table:table-cell>
              <table:table-cell office:value-type="float" office:value="0">
                <text:p>0</text:p>
                <draw:g>
                  <svg:desc>Long.F39:Long.F58</svg:desc>
                </draw:g>
              </table:table-cell>
              <table:table-cell office:value-type="float" office:value="9">
                <text:p>9</text:p>
                <draw:g>
                  <svg:desc>Long.P39:Long.P58</svg:desc>
                </draw:g>
              </table:table-cell>
            </table:table-row>
            <table:table-row>
              <table:table-cell office:value-type="string">
                <text:p>[0.05, 0.1)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0.1, 0.15)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[0.15, 0.2)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[0.2, 0.25)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0.25, 0.3)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0.3, 0.35)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[0.35, 0.4)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0.4, 0.45)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0.45, 0.5)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[0.5, 0.55)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0.55, 0.6)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0.6, 0.65)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0.65, 0.7)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0.7, 0.75)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0.75, 0.8)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[0.8, 0.85)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0.85, 0.9)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0.9, 0.95)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0.95, 1)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89cm" svg:height="15.517cm" xlink:href=".." xlink:type="simple" chart:class="chart:bar" chart:style-name="ch1">
        <chart:title svg:x="13.121cm" svg:y="0.445cm" chart:style-name="ch2">
          <text:p>EDPL</text:p>
        </chart:title>
        <chart:legend chart:legend-position="end" svg:x="25.987cm" svg:y="7.183cm" style:legend-expansion="high" chart:style-name="ch3"/>
        <chart:plot-area chart:style-name="ch4" table:cell-range-address="Long.B68:Long.B87 Long.F67:Long.F87 Long.P67:Long.P87" chart:data-source-has-labels="both" svg:x="0.551cm" svg:y="1.576cm" svg:width="24.885cm" svg:height="13.631cm">
          <chartooo:coordinate-region svg:x="1.437cm" svg:y="1.789cm" svg:width="23.999cm" svg:height="10.9cm"/>
          <chart:axis chart:dimension="x" chart:name="primary-x" chart:style-name="ch5" chartooo:axis-type="auto">
            <chartooo:date-scale/>
            <chart:categories table:cell-range-address="Long.B68:Long.B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68:Long.F87" chart:label-cell-address="Long.F67:Long.F67" chart:class="chart:bar">
            <chart:data-point chart:repeated="20"/>
          </chart:series>
          <chart:series chart:style-name="ch9" chart:values-cell-range-address="Long.P68:Long.P87" chart:label-cell-address="Long.P67:Long.P67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67:Long.F67</svg:desc>
                </draw:g>
              </table:table-cell>
              <table:table-cell office:value-type="string">
                <text:p>V4</text:p>
                <draw:g>
                  <svg:desc>Long.P67:Long.P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, 0.003)</text:p>
                <draw:g>
                  <svg:desc>Long.B68:Long.B87</svg:desc>
                </draw:g>
              </table:table-cell>
              <table:table-cell office:value-type="float" office:value="448">
                <text:p>448</text:p>
                <draw:g>
                  <svg:desc>Long.F68:Long.F87</svg:desc>
                </draw:g>
              </table:table-cell>
              <table:table-cell office:value-type="float" office:value="290">
                <text:p>290</text:p>
                <draw:g>
                  <svg:desc>Long.P68:Long.P87</svg:desc>
                </draw:g>
              </table:table-cell>
            </table:table-row>
            <table:table-row>
              <table:table-cell office:value-type="string">
                <text:p>[0.003, 0.006)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[0.006, 0.009)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[0.009, 0.012)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0.012, 0.015)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[0.015, 0.018)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0.018, 0.021)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[0.021, 0.024)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0.024, 0.027)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0.027, 0.03)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0.03, 0.033)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0.033, 0.036)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0.036, 0.039)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0.039, 0.042)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0.042, 0.045)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0.045, 0.048)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0.048, 0.051)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051, 0.054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054, 0.057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057, 0.06)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9cm" svg:y="0.315cm" chart:style-name="ch2">
          <text:p>Distance (branch length units)</text:p>
        </chart:title>
        <chart:legend chart:legend-position="end" svg:x="14.398cm" svg:y="3.925cm" style:legend-expansion="high" chart:style-name="ch3"/>
        <chart:plot-area chart:style-name="ch4" table:cell-range-address="Long.E97:Long.F116 Long.F96:Long.F96 Long.P96:Long.P116" chart:data-source-has-labels="both" svg:x="0.32cm" svg:y="1.316cm" svg:width="13.758cm" svg:height="7.504cm">
          <chartooo:coordinate-region svg:x="1.206cm" svg:y="1.529cm" svg:width="12.872cm" svg:height="5.565cm"/>
          <chart:axis chart:dimension="x" chart:name="primary-x" chart:style-name="ch5" chartooo:axis-type="auto">
            <chartooo:date-scale/>
            <chart:categories table:cell-range-address="Long.E97:Long.E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97:Long.F116" chart:label-cell-address="Long.F96:Long.F96" chart:class="chart:bar">
            <chart:data-point chart:repeated="20"/>
          </chart:series>
          <chart:series chart:style-name="ch9" chart:values-cell-range-address="Long.P97:Long.P116" chart:label-cell-address="Long.P96:Long.P9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96:Long.F96</svg:desc>
                </draw:g>
              </table:table-cell>
              <table:table-cell office:value-type="string">
                <text:p>V4</text:p>
                <draw:g>
                  <svg:desc>Long.P96:Long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97:Long.E116</svg:desc>
                </draw:g>
              </table:table-cell>
              <table:table-cell office:value-type="float" office:value="582">
                <text:p>582</text:p>
                <draw:g>
                  <svg:desc>Long.F97:Long.F116</svg:desc>
                </draw:g>
              </table:table-cell>
              <table:table-cell office:value-type="float" office:value="449">
                <text:p>449</text:p>
                <draw:g>
                  <svg:desc>Long.P97:Long.P116</svg:desc>
                </draw:g>
              </table:table-cell>
            </table:table-row>
            <table:table-row>
              <table:table-cell office:value-type="string">
                <text:p>&gt;= 0.000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000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00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000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000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00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 0.00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 0.00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9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5cm" chart:style-name="ch2">
          <text:p>Distance (number of edges)</text:p>
        </chart:title>
        <chart:legend chart:legend-position="end" svg:x="14.398cm" svg:y="3.925cm" style:legend-expansion="high" chart:style-name="ch3"/>
        <chart:plot-area chart:style-name="ch4" table:cell-range-address="Long.E126:Long.F145 Long.F125:Long.F125 Long.P125:Long.P145" chart:data-source-has-labels="both" svg:x="0.32cm" svg:y="1.316cm" svg:width="13.758cm" svg:height="7.504cm">
          <chartooo:coordinate-region svg:x="1.206cm" svg:y="1.529cm" svg:width="12.872cm" svg:height="5.864cm"/>
          <chart:axis chart:dimension="x" chart:name="primary-x" chart:style-name="ch5" chartooo:axis-type="auto">
            <chartooo:date-scale/>
            <chart:categories table:cell-range-address="Long.E126:Long.E1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26:Long.F145" chart:label-cell-address="Long.F125:Long.F125" chart:class="chart:bar">
            <chart:data-point chart:repeated="20"/>
          </chart:series>
          <chart:series chart:style-name="ch9" chart:values-cell-range-address="Long.P126:Long.P145" chart:label-cell-address="Long.P125:Long.P12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125:Long.F125</svg:desc>
                </draw:g>
              </table:table-cell>
              <table:table-cell office:value-type="string">
                <text:p>V4</text:p>
                <draw:g>
                  <svg:desc>Long.P125:Long.P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26:Long.E145</svg:desc>
                </draw:g>
              </table:table-cell>
              <table:table-cell office:value-type="float" office:value="348">
                <text:p>348</text:p>
                <draw:g>
                  <svg:desc>Long.F126:Long.F145</svg:desc>
                </draw:g>
              </table:table-cell>
              <table:table-cell office:value-type="float" office:value="231">
                <text:p>231</text:p>
                <draw:g>
                  <svg:desc>Long.P126:Long.P145</svg:desc>
                </draw:g>
              </table:table-cell>
            </table:table-row>
            <table:table-row>
              <table:table-cell office:value-type="string">
                <text:p>&gt;= 0.06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&gt;= 0.1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1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24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3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4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5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= 0.66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&gt;= 0.7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7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0.9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1.0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0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14</text:p>
              </table:table-cell>
              <table:table-cell office:value-type="float" office:value="38">
                <text:p>3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68:Long.E87 Long.I67:Long.I87 Long.S67:Long.S87" chart:data-source-has-labels="both" svg:x="0.32cm" svg:y="0.18cm" svg:width="13.169cm" svg:height="8.64cm">
          <chartooo:coordinate-region svg:x="1.085cm" svg:y="0.394cm" svg:width="12.404cm" svg:height="6.85cm"/>
          <chart:axis chart:dimension="x" chart:name="primary-x" chart:style-name="ch4" chartooo:axis-type="auto">
            <chartooo:date-scale/>
            <chart:categories table:cell-range-address="Long.E68:Long.E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68:Long.I87" chart:label-cell-address="Long.I67:Long.I67" chart:class="chart:line">
            <chart:data-point chart:repeated="20"/>
          </chart:series>
          <chart:series chart:style-name="ch7" chart:values-cell-range-address="Long.S68:Long.S87" chart:label-cell-address="Long.S67:Long.S67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67:Long.I67</svg:desc>
                </draw:g>
              </table:table-cell>
              <table:table-cell office:value-type="string">
                <text:p>V4</text:p>
                <draw:g>
                  <svg:desc>Long.S67:Long.S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68:Long.E87</svg:desc>
                </draw:g>
              </table:table-cell>
              <table:table-cell office:value-type="float" office:value="0.689231">
                <text:p>0.689231</text:p>
                <draw:g>
                  <svg:desc>Long.I68:Long.I87</svg:desc>
                </draw:g>
              </table:table-cell>
              <table:table-cell office:value-type="float" office:value="0.446154">
                <text:p>0.446154</text:p>
                <draw:g>
                  <svg:desc>Long.S68:Long.S87</svg:desc>
                </draw:g>
              </table:table-cell>
            </table:table-row>
            <table:table-row>
              <table:table-cell office:value-type="string">
                <text:p>&gt;= 0.003</text:p>
              </table:table-cell>
              <table:table-cell office:value-type="float" office:value="0.786154">
                <text:p>0.786154</text:p>
              </table:table-cell>
              <table:table-cell office:value-type="float" office:value="0.552308">
                <text:p>0.552308</text:p>
              </table:table-cell>
            </table:table-row>
            <table:table-row>
              <table:table-cell office:value-type="string">
                <text:p>&gt;= 0.006</text:p>
              </table:table-cell>
              <table:table-cell office:value-type="float" office:value="0.821538">
                <text:p>0.821538</text:p>
              </table:table-cell>
              <table:table-cell office:value-type="float" office:value="0.636923">
                <text:p>0.636923</text:p>
              </table:table-cell>
            </table:table-row>
            <table:table-row>
              <table:table-cell office:value-type="string">
                <text:p>&gt;= 0.009</text:p>
              </table:table-cell>
              <table:table-cell office:value-type="float" office:value="0.861538">
                <text:p>0.861538</text:p>
              </table:table-cell>
              <table:table-cell office:value-type="float" office:value="0.684615">
                <text:p>0.684615</text:p>
              </table:table-cell>
            </table:table-row>
            <table:table-row>
              <table:table-cell office:value-type="string">
                <text:p>&gt;= 0.012</text:p>
              </table:table-cell>
              <table:table-cell office:value-type="float" office:value="0.890769">
                <text:p>0.890769</text:p>
              </table:table-cell>
              <table:table-cell office:value-type="float" office:value="0.743077">
                <text:p>0.743077</text:p>
              </table:table-cell>
            </table:table-row>
            <table:table-row>
              <table:table-cell office:value-type="string">
                <text:p>&gt;= 0.015</text:p>
              </table:table-cell>
              <table:table-cell office:value-type="float" office:value="0.915385">
                <text:p>0.915385</text:p>
              </table:table-cell>
              <table:table-cell office:value-type="float" office:value="0.764615">
                <text:p>0.764615</text:p>
              </table:table-cell>
            </table:table-row>
            <table:table-row>
              <table:table-cell office:value-type="string">
                <text:p>&gt;= 0.018</text:p>
              </table:table-cell>
              <table:table-cell office:value-type="float" office:value="0.936923">
                <text:p>0.9369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0.021</text:p>
              </table:table-cell>
              <table:table-cell office:value-type="float" office:value="0.947692">
                <text:p>0.947692</text:p>
              </table:table-cell>
              <table:table-cell office:value-type="float" office:value="0.821538">
                <text:p>0.821538</text:p>
              </table:table-cell>
            </table:table-row>
            <table:table-row>
              <table:table-cell office:value-type="string">
                <text:p>&gt;= 0.024</text:p>
              </table:table-cell>
              <table:table-cell office:value-type="float" office:value="0.955385">
                <text:p>0.955385</text:p>
              </table:table-cell>
              <table:table-cell office:value-type="float" office:value="0.841538">
                <text:p>0.841538</text:p>
              </table:table-cell>
            </table:table-row>
            <table:table-row>
              <table:table-cell office:value-type="string">
                <text:p>&gt;= 0.027</text:p>
              </table:table-cell>
              <table:table-cell office:value-type="float" office:value="0.964615">
                <text:p>0.9646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&gt;= 0.03</text:p>
              </table:table-cell>
              <table:table-cell office:value-type="float" office:value="0.969231">
                <text:p>0.969231</text:p>
              </table:table-cell>
              <table:table-cell office:value-type="float" office:value="0.872308">
                <text:p>0.872308</text:p>
              </table:table-cell>
            </table:table-row>
            <table:table-row>
              <table:table-cell office:value-type="string">
                <text:p>&gt;= 0.033</text:p>
              </table:table-cell>
              <table:table-cell office:value-type="float" office:value="0.972308">
                <text:p>0.972308</text:p>
              </table:table-cell>
              <table:table-cell office:value-type="float" office:value="0.884615">
                <text:p>0.884615</text:p>
              </table:table-cell>
            </table:table-row>
            <table:table-row>
              <table:table-cell office:value-type="string">
                <text:p>&gt;= 0.036</text:p>
              </table:table-cell>
              <table:table-cell office:value-type="float" office:value="0.975385">
                <text:p>0.975385</text:p>
              </table:table-cell>
              <table:table-cell office:value-type="float" office:value="0.890769">
                <text:p>0.890769</text:p>
              </table:table-cell>
            </table:table-row>
            <table:table-row>
              <table:table-cell office:value-type="string">
                <text:p>&gt;= 0.039</text:p>
              </table:table-cell>
              <table:table-cell office:value-type="float" office:value="0.983077">
                <text:p>0.983077</text:p>
              </table:table-cell>
              <table:table-cell office:value-type="float" office:value="0.906154">
                <text:p>0.906154</text:p>
              </table:table-cell>
            </table:table-row>
            <table:table-row>
              <table:table-cell office:value-type="string">
                <text:p>&gt;= 0.042</text:p>
              </table:table-cell>
              <table:table-cell office:value-type="float" office:value="0.984615">
                <text:p>0.984615</text:p>
              </table:table-cell>
              <table:table-cell office:value-type="float" office:value="0.912308">
                <text:p>0.912308</text:p>
              </table:table-cell>
            </table:table-row>
            <table:table-row>
              <table:table-cell office:value-type="string">
                <text:p>&gt;= 0.045</text:p>
              </table:table-cell>
              <table:table-cell office:value-type="float" office:value="0.986154">
                <text:p>0.986154</text:p>
              </table:table-cell>
              <table:table-cell office:value-type="float" office:value="0.923077">
                <text:p>0.923077</text:p>
              </table:table-cell>
            </table:table-row>
            <table:table-row>
              <table:table-cell office:value-type="string">
                <text:p>&gt;= 0.048</text:p>
              </table:table-cell>
              <table:table-cell office:value-type="float" office:value="0.990769">
                <text:p>0.990769</text:p>
              </table:table-cell>
              <table:table-cell office:value-type="float" office:value="0.927692">
                <text:p>0.927692</text:p>
              </table:table-cell>
            </table:table-row>
            <table:table-row>
              <table:table-cell office:value-type="string">
                <text:p>&gt;= 0.051</text:p>
              </table:table-cell>
              <table:table-cell office:value-type="float" office:value="0.990769">
                <text:p>0.990769</text:p>
              </table:table-cell>
              <table:table-cell office:value-type="float" office:value="0.932308">
                <text:p>0.932308</text:p>
              </table:table-cell>
            </table:table-row>
            <table:table-row>
              <table:table-cell office:value-type="string">
                <text:p>&gt;= 0.054</text:p>
              </table:table-cell>
              <table:table-cell office:value-type="float" office:value="0.990769">
                <text:p>0.990769</text:p>
              </table:table-cell>
              <table:table-cell office:value-type="float" office:value="0.936923">
                <text:p>0.936923</text:p>
              </table:table-cell>
            </table:table-row>
            <table:table-row>
              <table:table-cell office:value-type="string">
                <text:p>&gt;= 0.0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97:Long.E116 Long.I96:Long.I116 Long.S96:Long.S116" chart:data-source-has-labels="both" svg:x="0.32cm" svg:y="0.18cm" svg:width="13.169cm" svg:height="8.64cm">
          <chartooo:coordinate-region svg:x="1.085cm" svg:y="0.394cm" svg:width="12.404cm" svg:height="6.7cm"/>
          <chart:axis chart:dimension="x" chart:name="primary-x" chart:style-name="ch4" chartooo:axis-type="auto">
            <chartooo:date-scale/>
            <chart:categories table:cell-range-address="Long.E97:Long.E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97:Long.I116" chart:label-cell-address="Long.I96:Long.I96" chart:class="chart:line">
            <chart:data-point chart:repeated="20"/>
          </chart:series>
          <chart:series chart:style-name="ch7" chart:values-cell-range-address="Long.S97:Long.S116" chart:label-cell-address="Long.S96:Long.S96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96:Long.I96</svg:desc>
                </draw:g>
              </table:table-cell>
              <table:table-cell office:value-type="string">
                <text:p>V4</text:p>
                <draw:g>
                  <svg:desc>Long.S96:Long.S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97:Long.E116</svg:desc>
                </draw:g>
              </table:table-cell>
              <table:table-cell office:value-type="float" office:value="0.895385">
                <text:p>0.895385</text:p>
                <draw:g>
                  <svg:desc>Long.I97:Long.I116</svg:desc>
                </draw:g>
              </table:table-cell>
              <table:table-cell office:value-type="float" office:value="0.690769">
                <text:p>0.690769</text:p>
                <draw:g>
                  <svg:desc>Long.S97:Long.S116</svg:desc>
                </draw:g>
              </table:table-cell>
            </table:table-row>
            <table:table-row>
              <table:table-cell office:value-type="string">
                <text:p>&gt;= 0.0001</text:p>
              </table:table-cell>
              <table:table-cell office:value-type="float" office:value="0.912308">
                <text:p>0.912308</text:p>
              </table:table-cell>
              <table:table-cell office:value-type="float" office:value="0.726154">
                <text:p>0.726154</text:p>
              </table:table-cell>
            </table:table-row>
            <table:table-row>
              <table:table-cell office:value-type="string">
                <text:p>&gt;= 0.0002</text:p>
              </table:table-cell>
              <table:table-cell office:value-type="float" office:value="0.927692">
                <text:p>0.927692</text:p>
              </table:table-cell>
              <table:table-cell office:value-type="float" office:value="0.749231">
                <text:p>0.749231</text:p>
              </table:table-cell>
            </table:table-row>
            <table:table-row>
              <table:table-cell office:value-type="string">
                <text:p>&gt;= 0.0003</text:p>
              </table:table-cell>
              <table:table-cell office:value-type="float" office:value="0.936923">
                <text:p>0.936923</text:p>
              </table:table-cell>
              <table:table-cell office:value-type="float" office:value="0.763077">
                <text:p>0.763077</text:p>
              </table:table-cell>
            </table:table-row>
            <table:table-row>
              <table:table-cell office:value-type="string">
                <text:p>&gt;= 0.0004</text:p>
              </table:table-cell>
              <table:table-cell office:value-type="float" office:value="0.941538">
                <text:p>0.941538</text:p>
              </table:table-cell>
              <table:table-cell office:value-type="float" office:value="0.783077">
                <text:p>0.783077</text:p>
              </table:table-cell>
            </table:table-row>
            <table:table-row>
              <table:table-cell office:value-type="string">
                <text:p>&gt;= 0.0005</text:p>
              </table:table-cell>
              <table:table-cell office:value-type="float" office:value="0.950769">
                <text:p>0.95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0.0006</text:p>
              </table:table-cell>
              <table:table-cell office:value-type="float" office:value="0.958462">
                <text:p>0.958462</text:p>
              </table:table-cell>
              <table:table-cell office:value-type="float" office:value="0.810769">
                <text:p>0.810769</text:p>
              </table:table-cell>
            </table:table-row>
            <table:table-row>
              <table:table-cell office:value-type="string">
                <text:p>&gt;= 0.0007</text:p>
              </table:table-cell>
              <table:table-cell office:value-type="float" office:value="0.967692">
                <text:p>0.967692</text:p>
              </table:table-cell>
              <table:table-cell office:value-type="float" office:value="0.821538">
                <text:p>0.821538</text:p>
              </table:table-cell>
            </table:table-row>
            <table:table-row>
              <table:table-cell office:value-type="string">
                <text:p>&gt;= 0.0008</text:p>
              </table:table-cell>
              <table:table-cell office:value-type="float" office:value="0.970769">
                <text:p>0.970769</text:p>
              </table:table-cell>
              <table:table-cell office:value-type="float" office:value="0.832308">
                <text:p>0.832308</text:p>
              </table:table-cell>
            </table:table-row>
            <table:table-row>
              <table:table-cell office:value-type="string">
                <text:p>&gt;= 0.0009</text:p>
              </table:table-cell>
              <table:table-cell office:value-type="float" office:value="0.973846">
                <text:p>0.973846</text:p>
              </table:table-cell>
              <table:table-cell office:value-type="float" office:value="0.838462">
                <text:p>0.838462</text:p>
              </table:table-cell>
            </table:table-row>
            <table:table-row>
              <table:table-cell office:value-type="string">
                <text:p>&gt;= 0.001</text:p>
              </table:table-cell>
              <table:table-cell office:value-type="float" office:value="0.976923">
                <text:p>0.976923</text:p>
              </table:table-cell>
              <table:table-cell office:value-type="float" office:value="0.843077">
                <text:p>0.843077</text:p>
              </table:table-cell>
            </table:table-row>
            <table:table-row>
              <table:table-cell office:value-type="string">
                <text:p>&gt;= 0.0011</text:p>
              </table:table-cell>
              <table:table-cell office:value-type="float" office:value="0.976923">
                <text:p>0.976923</text:p>
              </table:table-cell>
              <table:table-cell office:value-type="float" office:value="0.847692">
                <text:p>0.847692</text:p>
              </table:table-cell>
            </table:table-row>
            <table:table-row>
              <table:table-cell office:value-type="string">
                <text:p>&gt;= 0.0012</text:p>
              </table:table-cell>
              <table:table-cell office:value-type="float" office:value="0.978462">
                <text:p>0.978462</text:p>
              </table:table-cell>
              <table:table-cell office:value-type="float" office:value="0.852308">
                <text:p>0.852308</text:p>
              </table:table-cell>
            </table:table-row>
            <table:table-row>
              <table:table-cell office:value-type="string">
                <text:p>&gt;= 0.0013</text:p>
              </table:table-cell>
              <table:table-cell office:value-type="float" office:value="0.978462">
                <text:p>0.978462</text:p>
              </table:table-cell>
              <table:table-cell office:value-type="float" office:value="0.855385">
                <text:p>0.855385</text:p>
              </table:table-cell>
            </table:table-row>
            <table:table-row>
              <table:table-cell office:value-type="string">
                <text:p>&gt;= 0.0014</text:p>
              </table:table-cell>
              <table:table-cell office:value-type="float" office:value="0.978462">
                <text:p>0.9784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&gt;= 0.0015</text:p>
              </table:table-cell>
              <table:table-cell office:value-type="float" office:value="0.978462">
                <text:p>0.978462</text:p>
              </table:table-cell>
              <table:table-cell office:value-type="float" office:value="0.861538">
                <text:p>0.861538</text:p>
              </table:table-cell>
            </table:table-row>
            <table:table-row>
              <table:table-cell office:value-type="string">
                <text:p>&gt;= 0.0016</text:p>
              </table:table-cell>
              <table:table-cell office:value-type="float" office:value="0.981538">
                <text:p>0.981538</text:p>
              </table:table-cell>
              <table:table-cell office:value-type="float" office:value="0.861538">
                <text:p>0.861538</text:p>
              </table:table-cell>
            </table:table-row>
            <table:table-row>
              <table:table-cell office:value-type="string">
                <text:p>&gt;= 0.0017</text:p>
              </table:table-cell>
              <table:table-cell office:value-type="float" office:value="0.983077">
                <text:p>0.983077</text:p>
              </table:table-cell>
              <table:table-cell office:value-type="float" office:value="0.866154">
                <text:p>0.866154</text:p>
              </table:table-cell>
            </table:table-row>
            <table:table-row>
              <table:table-cell office:value-type="string">
                <text:p>&gt;= 0.0018</text:p>
              </table:table-cell>
              <table:table-cell office:value-type="float" office:value="0.983077">
                <text:p>0.983077</text:p>
              </table:table-cell>
              <table:table-cell office:value-type="float" office:value="0.869231">
                <text:p>0.869231</text:p>
              </table:table-cell>
            </table:table-row>
            <table:table-row>
              <table:table-cell office:value-type="string">
                <text:p>&gt;= 0.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25cm" style:legend-expansion="high" chart:style-name="ch2"/>
        <chart:plot-area chart:style-name="ch3" table:cell-range-address="Long.E126:Long.E145 Long.I125:Long.I145 Long.S125:Long.S145" chart:data-source-has-labels="both" svg:x="0.32cm" svg:y="0.18cm" svg:width="13.169cm" svg:height="8.64cm">
          <chartooo:coordinate-region svg:x="1.085cm" svg:y="0.394cm" svg:width="12.404cm" svg:height="6.999cm"/>
          <chart:axis chart:dimension="x" chart:name="primary-x" chart:style-name="ch4" chartooo:axis-type="auto">
            <chartooo:date-scale/>
            <chart:categories table:cell-range-address="Long.E126:Long.E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.I126:Long.I145" chart:label-cell-address="Long.I125:Long.I125" chart:class="chart:line">
            <chart:data-point chart:repeated="20"/>
          </chart:series>
          <chart:series chart:style-name="ch7" chart:values-cell-range-address="Long.S126:Long.S145" chart:label-cell-address="Long.S125:Long.S12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I125:Long.I125</svg:desc>
                </draw:g>
              </table:table-cell>
              <table:table-cell office:value-type="string">
                <text:p>V4</text:p>
                <draw:g>
                  <svg:desc>Long.S125:Long.S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26:Long.E145</svg:desc>
                </draw:g>
              </table:table-cell>
              <table:table-cell office:value-type="float" office:value="0.535385">
                <text:p>0.535385</text:p>
                <draw:g>
                  <svg:desc>Long.I126:Long.I145</svg:desc>
                </draw:g>
              </table:table-cell>
              <table:table-cell office:value-type="float" office:value="0.355385">
                <text:p>0.355385</text:p>
                <draw:g>
                  <svg:desc>Long.S126:Long.S145</svg:desc>
                </draw:g>
              </table:table-cell>
            </table:table-row>
            <table:table-row>
              <table:table-cell office:value-type="string">
                <text:p>&gt;= 0.06</text:p>
              </table:table-cell>
              <table:table-cell office:value-type="float" office:value="0.612308">
                <text:p>0.612308</text:p>
              </table:table-cell>
              <table:table-cell office:value-type="float" office:value="0.392308">
                <text:p>0.392308</text:p>
              </table:table-cell>
            </table:table-row>
            <table:table-row>
              <table:table-cell office:value-type="string">
                <text:p>&gt;= 0.12</text:p>
              </table:table-cell>
              <table:table-cell office:value-type="float" office:value="0.655385">
                <text:p>0.655385</text:p>
              </table:table-cell>
              <table:table-cell office:value-type="float" office:value="0.416923">
                <text:p>0.416923</text:p>
              </table:table-cell>
            </table:table-row>
            <table:table-row>
              <table:table-cell office:value-type="string">
                <text:p>&gt;= 0.18</text:p>
              </table:table-cell>
              <table:table-cell office:value-type="float" office:value="0.690769">
                <text:p>0.690769</text:p>
              </table:table-cell>
              <table:table-cell office:value-type="float" office:value="0.446154">
                <text:p>0.446154</text:p>
              </table:table-cell>
            </table:table-row>
            <table:table-row>
              <table:table-cell office:value-type="string">
                <text:p>&gt;= 0.24</text:p>
              </table:table-cell>
              <table:table-cell office:value-type="float" office:value="0.721538">
                <text:p>0.721538</text:p>
              </table:table-cell>
              <table:table-cell office:value-type="float" office:value="0.466154">
                <text:p>0.466154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0.74">
                <text:p>0.74</text:p>
              </table:table-cell>
              <table:table-cell office:value-type="float" office:value="0.498462">
                <text:p>0.498462</text:p>
              </table:table-cell>
            </table:table-row>
            <table:table-row>
              <table:table-cell office:value-type="string">
                <text:p>&gt;= 0.36</text:p>
              </table:table-cell>
              <table:table-cell office:value-type="float" office:value="0.752308">
                <text:p>0.752308</text:p>
              </table:table-cell>
              <table:table-cell office:value-type="float" office:value="0.527692">
                <text:p>0.527692</text:p>
              </table:table-cell>
            </table:table-row>
            <table:table-row>
              <table:table-cell office:value-type="string">
                <text:p>&gt;= 0.42</text:p>
              </table:table-cell>
              <table:table-cell office:value-type="float" office:value="0.78">
                <text:p>0.78</text:p>
              </table:table-cell>
              <table:table-cell office:value-type="float" office:value="0.547692">
                <text:p>0.547692</text:p>
              </table:table-cell>
            </table:table-row>
            <table:table-row>
              <table:table-cell office:value-type="string">
                <text:p>&gt;= 0.48</text:p>
              </table:table-cell>
              <table:table-cell office:value-type="float" office:value="0.790769">
                <text:p>0.790769</text:p>
              </table:table-cell>
              <table:table-cell office:value-type="float" office:value="0.570769">
                <text:p>0.570769</text:p>
              </table:table-cell>
            </table:table-row>
            <table:table-row>
              <table:table-cell office:value-type="string">
                <text:p>&gt;= 0.54</text:p>
              </table:table-cell>
              <table:table-cell office:value-type="float" office:value="0.815385">
                <text:p>0.815385</text:p>
              </table:table-cell>
              <table:table-cell office:value-type="float" office:value="0.606154">
                <text:p>0.60615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0.830769">
                <text:p>0.830769</text:p>
              </table:table-cell>
              <table:table-cell office:value-type="float" office:value="0.636923">
                <text:p>0.636923</text:p>
              </table:table-cell>
            </table:table-row>
            <table:table-row>
              <table:table-cell office:value-type="string">
                <text:p>&gt;= 0.66</text:p>
              </table:table-cell>
              <table:table-cell office:value-type="float" office:value="0.898462">
                <text:p>0.898462</text:p>
              </table:table-cell>
              <table:table-cell office:value-type="float" office:value="0.726154">
                <text:p>0.726154</text:p>
              </table:table-cell>
            </table:table-row>
            <table:table-row>
              <table:table-cell office:value-type="string">
                <text:p>&gt;= 0.72</text:p>
              </table:table-cell>
              <table:table-cell office:value-type="float" office:value="0.904615">
                <text:p>0.9046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&gt;= 0.78</text:p>
              </table:table-cell>
              <table:table-cell office:value-type="float" office:value="0.921538">
                <text:p>0.921538</text:p>
              </table:table-cell>
              <table:table-cell office:value-type="float" office:value="0.772308">
                <text:p>0.772308</text:p>
              </table:table-cell>
            </table:table-row>
            <table:table-row>
              <table:table-cell office:value-type="string">
                <text:p>&gt;= 0.84</text:p>
              </table:table-cell>
              <table:table-cell office:value-type="float" office:value="0.926154">
                <text:p>0.926154</text:p>
              </table:table-cell>
              <table:table-cell office:value-type="float" office:value="0.784615">
                <text:p>0.784615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0.927692">
                <text:p>0.927692</text:p>
              </table:table-cell>
              <table:table-cell office:value-type="float" office:value="0.792308">
                <text:p>0.792308</text:p>
              </table:table-cell>
            </table:table-row>
            <table:table-row>
              <table:table-cell office:value-type="string">
                <text:p>&gt;= 0.96</text:p>
              </table:table-cell>
              <table:table-cell office:value-type="float" office:value="0.930769">
                <text:p>0.930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= 1.02</text:p>
              </table:table-cell>
              <table:table-cell office:value-type="float" office:value="0.933846">
                <text:p>0.933846</text:p>
              </table:table-cell>
              <table:table-cell office:value-type="float" office:value="0.806154">
                <text:p>0.806154</text:p>
              </table:table-cell>
            </table:table-row>
            <table:table-row>
              <table:table-cell office:value-type="string">
                <text:p>&gt;= 1.08</text:p>
              </table:table-cell>
              <table:table-cell office:value-type="float" office:value="0.941538">
                <text:p>0.941538</text:p>
              </table:table-cell>
              <table:table-cell office:value-type="float" office:value="0.812308">
                <text:p>0.812308</text:p>
              </table:table-cell>
            </table:table-row>
            <table:table-row>
              <table:table-cell office:value-type="string">
                <text:p>&gt;= 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